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0" style:family="table-column">
      <style:table-column-properties fo:break-before="auto" style:column-width="1.72cm"/>
    </style:style>
    <style:style style:name="co81" style:family="table-column">
      <style:table-column-properties fo:break-before="auto" style:column-width="1.692cm"/>
    </style:style>
    <style:style style:name="co57" style:family="table-column">
      <style:table-column-properties fo:break-before="auto" style:column-width="1.997cm"/>
    </style:style>
    <style:style style:name="co58" style:family="table-column">
      <style:table-column-properties fo:break-before="auto" style:column-width="2.94cm"/>
    </style:style>
    <style:style style:name="co60" style:family="table-column">
      <style:table-column-properties fo:break-before="auto" style:column-width="1.332cm"/>
    </style:style>
    <style:style style:name="co61" style:family="table-column">
      <style:table-column-properties fo:break-before="auto" style:column-width="1.109cm"/>
    </style:style>
    <style:style style:name="co62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63" style:family="table-column">
      <style:table-column-properties fo:break-before="auto" style:column-width="0.942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4" style:family="table-column">
      <style:table-column-properties fo:break-before="auto" style:column-width="0.748cm"/>
    </style:style>
    <style:style style:name="co65" style:family="table-column">
      <style:table-column-properties fo:break-before="auto" style:column-width="2.275cm"/>
    </style:style>
    <style:style style:name="co66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8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1" style:family="table-column">
      <style:table-column-properties fo:break-before="auto" style:column-width="2.441cm"/>
    </style:style>
    <style:style style:name="co72" style:family="table-column">
      <style:table-column-properties fo:break-before="auto" style:column-width="1.386cm"/>
    </style:style>
    <style:style style:name="co73" style:family="table-column">
      <style:table-column-properties fo:break-before="auto" style:column-width="2.969cm"/>
    </style:style>
    <style:style style:name="co74" style:family="table-column">
      <style:table-column-properties fo:break-before="auto" style:column-width="3.718cm"/>
    </style:style>
    <style:style style:name="co75" style:family="table-column">
      <style:table-column-properties fo:break-before="auto" style:column-width="3.163cm"/>
    </style:style>
    <style:style style:name="co76" style:family="table-column">
      <style:table-column-properties fo:break-before="auto" style:column-width="1.663cm"/>
    </style:style>
    <style:style style:name="co77" style:family="table-column">
      <style:table-column-properties fo:break-before="auto" style:column-width="4.161cm"/>
    </style:style>
    <style:style style:name="co78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692cm"/>
    </style:style>
    <style:style style:name="co79" style:family="table-column">
      <style:table-column-properties fo:break-before="auto" style:column-width="2.581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97" style:family="table-column">
      <style:table-column-properties fo:break-before="auto" style:column-width="1.58cm"/>
    </style:style>
    <style:style style:name="co99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7" style:family="table-column">
      <style:table-column-properties fo:break-before="auto" style:column-width="1.053cm"/>
    </style:style>
    <style:style style:name="co89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3.856cm"/>
    </style:style>
    <style:style style:name="co91" style:family="table-column">
      <style:table-column-properties fo:break-before="auto" style:column-width="4.272cm"/>
    </style:style>
    <style:style style:name="co92" style:family="table-column">
      <style:table-column-properties fo:break-before="auto" style:column-width="1.498cm"/>
    </style:style>
    <style:style style:name="co55" style:family="table-column">
      <style:table-column-properties fo:break-before="auto" style:column-width="4.135cm"/>
    </style:style>
    <style:style style:name="co69" style:family="table-column">
      <style:table-column-properties fo:break-before="auto" style:column-width="0.804cm"/>
    </style:style>
    <style:style style:name="co70" style:family="table-column">
      <style:table-column-properties fo:break-before="auto" style:column-width="1.914cm"/>
    </style:style>
    <style:style style:name="co82" style:family="table-column">
      <style:table-column-properties fo:break-before="auto" style:column-width="3.69cm"/>
    </style:style>
    <style:style style:name="co83" style:family="table-column">
      <style:table-column-properties fo:break-before="auto" style:column-width="0.915cm"/>
    </style:style>
    <style:style style:name="co85" style:family="table-column">
      <style:table-column-properties fo:break-before="auto" style:column-width="1.774cm"/>
    </style:style>
    <style:style style:name="co86" style:family="table-column">
      <style:table-column-properties fo:break-before="auto" style:column-width="6.188cm"/>
    </style:style>
    <style:style style:name="co87" style:family="table-column">
      <style:table-column-properties fo:break-before="auto" style:column-width="4.189cm"/>
    </style:style>
    <style:style style:name="co88" style:family="table-column">
      <style:table-column-properties fo:break-before="auto" style:column-width="2.413cm"/>
    </style:style>
    <style:style style:name="co93" style:family="table-column">
      <style:table-column-properties fo:break-before="auto" style:column-width="3.801cm"/>
    </style:style>
    <style:style style:name="co94" style:family="table-column">
      <style:table-column-properties fo:break-before="auto" style:column-width="0.61cm"/>
    </style:style>
    <style:style style:name="co95" style:family="table-column">
      <style:table-column-properties fo:break-before="auto" style:column-width="2.997cm"/>
    </style:style>
    <style:style style:name="co96" style:family="table-column">
      <style:table-column-properties fo:break-before="auto" style:column-width="1.803cm"/>
    </style:style>
    <style:style style:name="co100" style:family="table-column">
      <style:table-column-properties fo:break-before="auto" style:column-width="2.302cm"/>
    </style:style>
    <style:style style:name="co101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ff9999"/>
      <style:text-properties fo:color="#cccccc"/>
    </style:style>
    <style:style style:name="ce104" style:family="table-cell" style:parent-style-name="Default">
      <style:table-cell-properties fo:background-color="transparent"/>
      <style:text-properties fo:color="#cccccc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07" style:family="table-cell" style:parent-style-name="Default">
      <style:table-cell-properties fo:background-color="#ffff99"/>
    </style:style>
    <style:style style:name="ce108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101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6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60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61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67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71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72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5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76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7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0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81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2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83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4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85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8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117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120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22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27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28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29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32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55" table:default-cell-style-name="Default"/>
        <table:table-column table:style-name="co69" table:default-cell-style-name="ce4"/>
        <table:table-column table:style-name="co70" table:default-cell-style-name="ce4"/>
        <table:table-column table:style-name="co56" table:default-cell-style-name="ce4"/>
        <table:table-column table:style-name="co30" table:default-cell-style-name="ce4"/>
        <table:table-column table:style-name="co82" table:default-cell-style-name="ce56"/>
        <table:table-column table:style-name="co83" table:number-columns-repeated="4" table:default-cell-style-name="ce65"/>
        <table:table-column table:style-name="co85" table:number-columns-repeated="2" table:default-cell-style-name="ce69"/>
        <table:table-column table:style-name="co70" table:default-cell-style-name="ce69"/>
        <table:table-column table:style-name="co37" table:default-cell-style-name="ce73"/>
        <table:table-column table:style-name="co35" table:default-cell-style-name="ce73"/>
        <table:table-column table:style-name="co67" table:default-cell-style-name="ce80"/>
        <table:table-column table:style-name="co86" table:default-cell-style-name="ce86"/>
        <table:table-column table:style-name="co87" table:default-cell-style-name="ce4"/>
        <table:table-column table:style-name="co88" table:default-cell-style-name="ce4"/>
        <table:table-column table:style-name="co13" table:default-cell-style-name="ce4"/>
        <table:table-column table:style-name="co14" table:default-cell-style-name="ce4"/>
        <table:table-column table:style-name="co93" table:default-cell-style-name="ce4"/>
        <table:table-column table:style-name="co94" table:default-cell-style-name="ce4"/>
        <table:table-column table:style-name="co94" table:number-columns-repeated="6" table:default-cell-style-name="ce130"/>
        <table:table-column table:style-name="co83" table:number-columns-repeated="4" table:default-cell-style-name="ce65"/>
        <table:table-column table:style-name="co94" table:default-cell-style-name="Default"/>
        <table:table-column table:style-name="co13" table:number-columns-repeated="990" table:default-cell-style-name="ce4"/>
        <table:table-row table:style-name="ro4">
          <table:table-cell table:style-name="ce48" office:value-type="string">
            <text:p>ID</text:p>
          </table:table-cell>
          <table:table-cell table:style-name="ce48" office:value-type="string">
            <text:p>Deactivate</text:p>
          </table:table-cell>
          <table:table-cell table:style-name="ce48" office:value-type="string">
            <text:p>Character_ID</text:p>
          </table:table-cell>
          <table:table-cell table:style-name="ce48" office:value-type="string">
            <text:p>Action_ID</text:p>
          </table:table-cell>
          <table:table-cell table:style-name="ce48" office:value-type="string">
            <text:p>Call_Script</text:p>
          </table:table-cell>
          <table:table-cell table:style-name="ce55" office:value-type="string">
            <text:p>If_Expression</text:p>
          </table:table-cell>
          <table:table-cell table:style-name="ce61" office:value-type="string">
            <text:p>Target_Character</text:p>
          </table:table-cell>
          <table:table-cell table:style-name="ce61" office:value-type="string">
            <text:p>Target_Scene</text:p>
          </table:table-cell>
          <table:table-cell table:style-name="ce61" office:value-type="string">
            <text:p>Target_ObjGroup</text:p>
          </table:table-cell>
          <table:table-cell table:style-name="ce61" office:value-type="string">
            <text:p>Target_Object</text:p>
          </table:table-cell>
          <table:table-cell table:style-name="ce68" office:value-type="string">
            <text:p>Walk_Scene</text:p>
          </table:table-cell>
          <table:table-cell table:style-name="ce68" office:value-type="string">
            <text:p>Walk_Colour</text:p>
          </table:table-cell>
          <table:table-cell table:style-name="ce68" office:value-type="string">
            <text:p>Hover_Text</text:p>
          </table:table-cell>
          <table:table-cell table:style-name="ce72" office:value-type="string">
            <text:p>Dialogue_Speaker</text:p>
          </table:table-cell>
          <table:table-cell table:style-name="ce72" office:value-type="string">
            <text:p>Dialogue_Emotion</text:p>
          </table:table-cell>
          <table:table-cell table:style-name="ce77" office:value-type="string">
            <text:p>Dialogue_Duration</text:p>
          </table:table-cell>
          <table:table-cell table:style-name="ce85" office:value-type="string">
            <text:p>Dialogue_Line</text:p>
          </table:table-cell>
          <table:table-cell table:style-name="ce117" office:value-type="string">
            <text:p>Set_Column</text:p>
          </table:table-cell>
          <table:table-cell table:style-name="ce117" office:value-type="string">
            <text:p>Set_Tab</text:p>
          </table:table-cell>
          <table:table-cell table:style-name="ce117" office:value-type="string">
            <text:p>Set_Value</text:p>
          </table:table-cell>
          <table:table-cell table:style-name="ce122" office:value-type="string">
            <text:p>Filter_Column</text:p>
          </table:table-cell>
          <table:table-cell table:style-name="ce122" office:value-type="string">
            <text:p>Filter_Value</text:p>
          </table:table-cell>
          <table:table-cell table:style-name="ce122"/>
          <table:table-cell table:style-name="ce129" office:value-type="string">
            <text:p>Refresh</text:p>
          </table:table-cell>
          <table:table-cell table:style-name="ce129" office:value-type="string">
            <text:p>Remove_Target</text:p>
          </table:table-cell>
          <table:table-cell table:style-name="ce129" office:value-type="string">
            <text:p>Remove_Target2</text:p>
          </table:table-cell>
          <table:table-cell table:style-name="ce129" office:value-type="string">
            <text:p>Add_To_Inventory</text:p>
          </table:table-cell>
          <table:table-cell table:style-name="ce129" office:value-type="string">
            <text:p>Animate_Move</text:p>
          </table:table-cell>
          <table:table-cell table:style-name="ce129" office:value-type="string">
            <text:p>Wait_Seconds</text:p>
          </table:table-cell>
          <table:table-cell table:style-name="ce61" office:value-type="string">
            <text:p>Target2_Character</text:p>
          </table:table-cell>
          <table:table-cell table:style-name="ce61" office:value-type="string">
            <text:p>Target2_Scene</text:p>
          </table:table-cell>
          <table:table-cell table:style-name="ce61" office:value-type="string">
            <text:p>Target2_ObjGroup</text:p>
          </table:table-cell>
          <table:table-cell table:style-name="ce61" office:value-type="string">
            <text:p>Target2_Object</text:p>
          </table:table-cell>
          <table:table-cell/>
          <table:table-cell table:style-name="ce50" table:number-columns-repeated="990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78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0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D3]&amp;[.AE3]&amp;[.AF3]&amp;[.AG3])&gt;0;&quot;-&quot;&amp;[.AD3]&amp;[.AE3]&amp;[.AF3]&amp;[.AG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]&amp;[.H4]&amp;[.I4]&amp;[.J4])&gt;0;[.C4]&amp;&quot;-&quot;&amp;[.D4]&amp;&quot;-&quot;&amp;[.G4]&amp;[.H4]&amp;[.I4]&amp;[.J4];[.C4]&amp;&quot;-&quot;&amp;[.K4]&amp;&quot;-&quot;&amp;[.L4])&amp;IF(LEN([.AD4]&amp;[.AE4]&amp;[.AF4]&amp;[.AG4])&gt;0;&quot;-&quot;&amp;[.AD4]&amp;[.AE4]&amp;[.AF4]&amp;[.AG4];&quot;&quot;)" office:value-type="string" office:string-value="DEFAULT-campfire-#ff0000">
            <text:p>DEFAULT-campfire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00</text:p>
          </table:table-cell>
          <table:table-cell office:value-type="string">
            <text:p>Enter forest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style-name="ce49" office:value-type="string">
            <text:p>intro</text:p>
          </table:table-cell>
          <table:table-cell table:style-name="ce49"/>
          <table:table-cell table:style-name="ce49" table:content-validation-name="val1"/>
          <table:table-cell table:style-name="ce49" table:content-validation-name="val2"/>
          <table:table-cell table:style-name="ce49"/>
          <table:table-cell table:style-name="ce58"/>
          <table:table-cell table:style-name="ce66" table:content-validation-name="val3"/>
          <table:table-cell table:content-validation-name="val4"/>
          <table:table-cell table:content-validation-name="val6"/>
          <table:table-cell table:style-name="ce66"/>
          <table:table-cell table:content-validation-name="val8"/>
          <table:table-cell table:style-name="ce71" table:number-columns-repeated="2"/>
          <table:table-cell table:style-name="ce74" table:content-validation-name="val9" office:value-type="string">
            <text:p>fire</text:p>
          </table:table-cell>
          <table:table-cell table:style-name="ce74" table:content-validation-name="val10"/>
          <table:table-cell table:style-name="ce81" office:value-type="percentage" office:value="0.75">
            <text:p>75%</text:p>
          </table:table-cell>
          <table:table-cell table:style-name="ce87" office:value-type="string">
            <text:p>Ten years ago,</text:p>
          </table:table-cell>
          <table:table-cell table:style-name="ce119" table:number-columns-repeated="3"/>
          <table:table-cell table:style-name="ce127" table:number-columns-repeated="3"/>
          <table:table-cell table:style-name="ce131" table:number-columns-repeated="6"/>
          <table:table-cell table:style-name="ce66" table:content-validation-name="val3"/>
          <table:table-cell table:content-validation-name="val4"/>
          <table:table-cell table:content-validation-name="val6"/>
          <table:table-cell table:style-name="ce66"/>
          <table:table-cell/>
          <table:table-cell table:style-name="ce49" table:number-columns-repeated="990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table:style-name="ce82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118" office:value-type="string">
            <text:p>Audio_Volume_Db</text:p>
          </table:table-cell>
          <table:table-cell table:style-name="ce118" office:value-type="string">
            <text:p>Scenes</text:p>
          </table:table-cell>
          <table:table-cell table:style-name="ce118" office:value-type="float" office:value="-24">
            <text:p>-24</text:p>
          </table:table-cell>
          <table:table-cell table:style-name="ce126"/>
          <table:table-cell table:style-name="ce126" office:value-type="string">
            <text:p>campfir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20" office:value-type="string">
            <text:p>Visible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1">
            <text:p>1</text:p>
          </table:table-cell>
          <table:table-cell table:style-name="ce126"/>
          <table:table-cell table:style-name="ce126" office:value-type="string">
            <text:p>lindsay~&amp;~johnny~&amp;~sarah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20" office:value-type="string">
            <text:p>Animation_Current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idle</text:p>
          </table:table-cell>
          <table:table-cell table:style-name="ce126"/>
          <table:table-cell table:style-name="ce126" office:value-type="string">
            <text:p>lindsay~&amp;~johnny~&amp;~sarah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5~,~85</text:p>
          </table:table-cell>
          <table:table-cell table:style-name="ce126"/>
          <table:table-cell table:style-name="ce126" office:value-type="string">
            <text:p>johnny</text:p>
          </table:table-cell>
          <table:table-cell table:style-name="ce126"/>
          <table:table-cell table:number-columns-repeated="4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5~,~95</text:p>
          </table:table-cell>
          <table:table-cell table:style-name="ce126"/>
          <table:table-cell table:style-name="ce126" office:value-type="string">
            <text:p>sarah</text:p>
          </table:table-cell>
          <table:table-cell table:style-name="ce126"/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5~,~91</text:p>
          </table:table-cell>
          <table:table-cell table:style-name="ce126"/>
          <table:table-cell table:style-name="ce126" office:value-type="string">
            <text:p>lindsay</text:p>
          </table:table-cell>
          <table:table-cell table:style-name="ce126"/>
          <table:table-cell table:number-columns-repeated="4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70">
            <text:p>70</text:p>
          </table:table-cell>
          <table:table-cell table:style-name="ce126"/>
          <table:table-cell table:style-name="ce126" office:value-type="string">
            <text:p>lindsay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80">
            <text:p>80</text:p>
          </table:table-cell>
          <table:table-cell table:style-name="ce126"/>
          <table:table-cell table:style-name="ce126" office:value-type="string">
            <text:p>johnny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90">
            <text:p>90</text:p>
          </table:table-cell>
          <table:table-cell table:style-name="ce126"/>
          <table:table-cell table:style-name="ce126" office:value-type="string">
            <text:p>sarah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</text:p>
          </table:table-cell>
          <table:table-cell table:style-name="ce126"/>
          <table:table-cell table:style-name="ce126" office:value-type="string">
            <text:p>lindsay~&amp;~johnny~&amp;~sarah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Current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1">
            <text:p>1</text:p>
          </table:table-cell>
          <table:table-cell table:style-name="ce126"/>
          <table:table-cell table:style-name="ce126" office:value-type="string">
            <text:p>lindsay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51" office:value-type="string">
            <text:p>intro</text:p>
          </table:table-cell>
          <table:table-cell table:style-name="ce51"/>
          <table:table-cell table:style-name="ce51" table:content-validation-name="val1"/>
          <table:table-cell table:style-name="ce51" table:content-validation-name="val2"/>
          <table:table-cell table:style-name="ce51"/>
          <table:table-cell table:style-name="ce60"/>
          <table:table-cell table:style-name="ce67" table:content-validation-name="val3"/>
          <table:table-cell table:style-name="ce67" table:content-validation-name="val4"/>
          <table:table-cell table:style-name="ce67" table:content-validation-name="val6"/>
          <table:table-cell table:style-name="ce67"/>
          <table:table-cell table:style-name="ce70" table:content-validation-name="val8"/>
          <table:table-cell table:style-name="ce70" table:number-columns-repeated="2"/>
          <table:table-cell table:style-name="ce76" table:content-validation-name="val9"/>
          <table:table-cell table:style-name="ce76" table:content-validation-name="val10"/>
          <table:table-cell table:style-name="ce83"/>
          <table:table-cell table:style-name="ce88"/>
          <table:table-cell table:style-name="ce121" office:value-type="string">
            <text:p>Deactivate</text:p>
          </table:table-cell>
          <table:table-cell table:style-name="ce121" office:value-type="string">
            <text:p>Script</text:p>
          </table:table-cell>
          <table:table-cell table:style-name="ce121" office:value-type="float" office:value="1">
            <text:p>1</text:p>
          </table:table-cell>
          <table:table-cell table:style-name="ce128"/>
          <table:table-cell table:style-name="ce128" office:value-type="string">
            <text:p>fire-campfire-#ff00ff</text:p>
          </table:table-cell>
          <table:table-cell table:style-name="ce128"/>
          <table:table-cell table:style-name="ce132" table:number-columns-repeated="6"/>
          <table:table-cell table:style-name="ce67" table:content-validation-name="val3"/>
          <table:table-cell table:style-name="ce67" table:content-validation-name="val4"/>
          <table:table-cell table:style-name="ce67" table:content-validation-name="val6"/>
          <table:table-cell table:style-name="ce67"/>
          <table:table-cell/>
          <table:table-cell table:style-name="ce51" table:number-columns-repeated="990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D38]&amp;[.AE38]&amp;[.AF38]&amp;[.AG38])&gt;0;&quot;-&quot;&amp;[.AD38]&amp;[.AE38]&amp;[.AF38]&amp;[.AG38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D39]&amp;[.AE39]&amp;[.AF39]&amp;[.AG39])&gt;0;&quot;-&quot;&amp;[.AD39]&amp;[.AE39]&amp;[.AF39]&amp;[.AG39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1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D40]&amp;[.AE40]&amp;[.AF40]&amp;[.AG40])&gt;0;&quot;-&quot;&amp;[.AD40]&amp;[.AE40]&amp;[.AF40]&amp;[.AG40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1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D41]&amp;[.AE41]&amp;[.AF41]&amp;[.AG41])&gt;0;&quot;-&quot;&amp;[.AD41]&amp;[.AE41]&amp;[.AF41]&amp;[.AG41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D42]&amp;[.AE42]&amp;[.AF42]&amp;[.AG42])&gt;0;&quot;-&quot;&amp;[.AD42]&amp;[.AE42]&amp;[.AF42]&amp;[.AG42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D43]&amp;[.AE43]&amp;[.AF43]&amp;[.AG43])&gt;0;&quot;-&quot;&amp;[.AD43]&amp;[.AE43]&amp;[.AF43]&amp;[.AG43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D44]&amp;[.AE44]&amp;[.AF44]&amp;[.AG44])&gt;0;&quot;-&quot;&amp;[.AD44]&amp;[.AE44]&amp;[.AF44]&amp;[.AG44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D45]&amp;[.AE45]&amp;[.AF45]&amp;[.AG45])&gt;0;&quot;-&quot;&amp;[.AD45]&amp;[.AE45]&amp;[.AF45]&amp;[.AG45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D46]&amp;[.AE46]&amp;[.AF46]&amp;[.AG46])&gt;0;&quot;-&quot;&amp;[.AD46]&amp;[.AE46]&amp;[.AF46]&amp;[.AG46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D47]&amp;[.AE47]&amp;[.AF47]&amp;[.AG47])&gt;0;&quot;-&quot;&amp;[.AD47]&amp;[.AE47]&amp;[.AF47]&amp;[.AG47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D48]&amp;[.AE48]&amp;[.AF48]&amp;[.AG48])&gt;0;&quot;-&quot;&amp;[.AD48]&amp;[.AE48]&amp;[.AF48]&amp;[.AG48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D49]&amp;[.AE49]&amp;[.AF49]&amp;[.AG49])&gt;0;&quot;-&quot;&amp;[.AD49]&amp;[.AE49]&amp;[.AF49]&amp;[.AG49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D50]&amp;[.AE50]&amp;[.AF50]&amp;[.AG50])&gt;0;&quot;-&quot;&amp;[.AD50]&amp;[.AE50]&amp;[.AF50]&amp;[.AG50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D51]&amp;[.AE51]&amp;[.AF51]&amp;[.AG51])&gt;0;&quot;-&quot;&amp;[.AD51]&amp;[.AE51]&amp;[.AF51]&amp;[.AG51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D52]&amp;[.AE52]&amp;[.AF52]&amp;[.AG52])&gt;0;&quot;-&quot;&amp;[.AD52]&amp;[.AE52]&amp;[.AF52]&amp;[.AG52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D53]&amp;[.AE53]&amp;[.AF53]&amp;[.AG53])&gt;0;&quot;-&quot;&amp;[.AD53]&amp;[.AE53]&amp;[.AF53]&amp;[.AG53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D54]&amp;[.AE54]&amp;[.AF54]&amp;[.AG54])&gt;0;&quot;-&quot;&amp;[.AD54]&amp;[.AE54]&amp;[.AF54]&amp;[.AG54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D55]&amp;[.AE55]&amp;[.AF55]&amp;[.AG55])&gt;0;&quot;-&quot;&amp;[.AD55]&amp;[.AE55]&amp;[.AF55]&amp;[.AG55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D56]&amp;[.AE56]&amp;[.AF56]&amp;[.AG56])&gt;0;&quot;-&quot;&amp;[.AD56]&amp;[.AE56]&amp;[.AF56]&amp;[.AG56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D57]&amp;[.AE57]&amp;[.AF57]&amp;[.AG57])&gt;0;&quot;-&quot;&amp;[.AD57]&amp;[.AE57]&amp;[.AF57]&amp;[.AG57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D58]&amp;[.AE58]&amp;[.AF58]&amp;[.AG58])&gt;0;&quot;-&quot;&amp;[.AD58]&amp;[.AE58]&amp;[.AF58]&amp;[.AG58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D59]&amp;[.AE59]&amp;[.AF59]&amp;[.AG59])&gt;0;&quot;-&quot;&amp;[.AD59]&amp;[.AE59]&amp;[.AF59]&amp;[.AG59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D60]&amp;[.AE60]&amp;[.AF60]&amp;[.AG60])&gt;0;&quot;-&quot;&amp;[.AD60]&amp;[.AE60]&amp;[.AF60]&amp;[.AG60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D61]&amp;[.AE61]&amp;[.AF61]&amp;[.AG61])&gt;0;&quot;-&quot;&amp;[.AD61]&amp;[.AE61]&amp;[.AF61]&amp;[.AG61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D62]&amp;[.AE62]&amp;[.AF62]&amp;[.AG62])&gt;0;&quot;-&quot;&amp;[.AD62]&amp;[.AE62]&amp;[.AF62]&amp;[.AG62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D63]&amp;[.AE63]&amp;[.AF63]&amp;[.AG63])&gt;0;&quot;-&quot;&amp;[.AD63]&amp;[.AE63]&amp;[.AF63]&amp;[.AG63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numSticks + 1</text:p>
          </table:table-cell>
          <table:table-cell table:style-name="ce126"/>
          <table:table-cell table:style-name="ce126" office:value-type="string">
            <text:p>numSticks</text:p>
          </table:table-cell>
          <table:table-cell table:style-name="ce126"/>
          <table:table-cell/>
          <table:table-cell office:value-type="float" office:value="1">
            <text:p>1</text:p>
          </table:table-cell>
          <table:table-cell/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D64]&amp;[.AE64]&amp;[.AF64]&amp;[.AG64])&gt;0;&quot;-&quot;&amp;[.AD64]&amp;[.AE64]&amp;[.AF64]&amp;[.AG64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numSticks + 1</text:p>
          </table:table-cell>
          <table:table-cell table:style-name="ce126"/>
          <table:table-cell table:style-name="ce126" office:value-type="string">
            <text:p>numSticks</text:p>
          </table:table-cell>
          <table:table-cell table:style-name="ce126"/>
          <table:table-cell/>
          <table:table-cell office:value-type="float" office:value="1">
            <text:p>1</text:p>
          </table:table-cell>
          <table:table-cell/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D65]&amp;[.AE65]&amp;[.AF65]&amp;[.AG65])&gt;0;&quot;-&quot;&amp;[.AD65]&amp;[.AE65]&amp;[.AF65]&amp;[.AG65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D66]&amp;[.AE66]&amp;[.AF66]&amp;[.AG66])&gt;0;&quot;-&quot;&amp;[.AD66]&amp;[.AE66]&amp;[.AF66]&amp;[.AG66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D67]&amp;[.AE67]&amp;[.AF67]&amp;[.AG67])&gt;0;&quot;-&quot;&amp;[.AD67]&amp;[.AE67]&amp;[.AF67]&amp;[.AG67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D68]&amp;[.AE68]&amp;[.AF68]&amp;[.AG68])&gt;0;&quot;-&quot;&amp;[.AD68]&amp;[.AE68]&amp;[.AF68]&amp;[.AG68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D69]&amp;[.AE69]&amp;[.AF69]&amp;[.AG69])&gt;0;&quot;-&quot;&amp;[.AD69]&amp;[.AE69]&amp;[.AF69]&amp;[.AG69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D70]&amp;[.AE70]&amp;[.AF70]&amp;[.AG70])&gt;0;&quot;-&quot;&amp;[.AD70]&amp;[.AE70]&amp;[.AF70]&amp;[.AG70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D71]&amp;[.AE71]&amp;[.AF71]&amp;[.AG71])&gt;0;&quot;-&quot;&amp;[.AD71]&amp;[.AE71]&amp;[.AF71]&amp;[.AG71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D72]&amp;[.AE72]&amp;[.AF72]&amp;[.AG72])&gt;0;&quot;-&quot;&amp;[.AD72]&amp;[.AE72]&amp;[.AF72]&amp;[.AG72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D73]&amp;[.AE73]&amp;[.AF73]&amp;[.AG73])&gt;0;&quot;-&quot;&amp;[.AD73]&amp;[.AE73]&amp;[.AF73]&amp;[.AG73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D74]&amp;[.AE74]&amp;[.AF74]&amp;[.AG74])&gt;0;&quot;-&quot;&amp;[.AD74]&amp;[.AE74]&amp;[.AF74]&amp;[.AG74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2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D75]&amp;[.AE75]&amp;[.AF75]&amp;[.AG75])&gt;0;&quot;-&quot;&amp;[.AD75]&amp;[.AE75]&amp;[.AF75]&amp;[.AG75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D76]&amp;[.AE76]&amp;[.AF76]&amp;[.AG76])&gt;0;&quot;-&quot;&amp;[.AD76]&amp;[.AE76]&amp;[.AF76]&amp;[.AG76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4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D77]&amp;[.AE77]&amp;[.AF77]&amp;[.AG77])&gt;0;&quot;-&quot;&amp;[.AD77]&amp;[.AE77]&amp;[.AF77]&amp;[.AG77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5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D78]&amp;[.AE78]&amp;[.AF78]&amp;[.AG78])&gt;0;&quot;-&quot;&amp;[.AD78]&amp;[.AE78]&amp;[.AF78]&amp;[.AG78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6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D79]&amp;[.AE79]&amp;[.AF79]&amp;[.AG79])&gt;0;&quot;-&quot;&amp;[.AD79]&amp;[.AE79]&amp;[.AF79]&amp;[.AG79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7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D80]&amp;[.AE80]&amp;[.AF80]&amp;[.AG80])&gt;0;&quot;-&quot;&amp;[.AD80]&amp;[.AE80]&amp;[.AF80]&amp;[.AG80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D81]&amp;[.AE81]&amp;[.AF81]&amp;[.AG81])&gt;0;&quot;-&quot;&amp;[.AD81]&amp;[.AE81]&amp;[.AF81]&amp;[.AG81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D82]&amp;[.AE82]&amp;[.AF82]&amp;[.AG82])&gt;0;&quot;-&quot;&amp;[.AD82]&amp;[.AE82]&amp;[.AF82]&amp;[.AG82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6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D83]&amp;[.AE83]&amp;[.AF83]&amp;[.AG83])&gt;0;&quot;-&quot;&amp;[.AD83]&amp;[.AE83]&amp;[.AF83]&amp;[.AG83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5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D84]&amp;[.AE84]&amp;[.AF84]&amp;[.AG84])&gt;0;&quot;-&quot;&amp;[.AD84]&amp;[.AE84]&amp;[.AF84]&amp;[.AG84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4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D85]&amp;[.AE85]&amp;[.AF85]&amp;[.AG85])&gt;0;&quot;-&quot;&amp;[.AD85]&amp;[.AE85]&amp;[.AF85]&amp;[.AG85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D86]&amp;[.AE86]&amp;[.AF86]&amp;[.AG86])&gt;0;&quot;-&quot;&amp;[.AD86]&amp;[.AE86]&amp;[.AF86]&amp;[.AG86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D87]&amp;[.AE87]&amp;[.AF87]&amp;[.AG87])&gt;0;&quot;-&quot;&amp;[.AD87]&amp;[.AE87]&amp;[.AF87]&amp;[.AG87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D88]&amp;[.AE88]&amp;[.AF88]&amp;[.AG88])&gt;0;&quot;-&quot;&amp;[.AD88]&amp;[.AE88]&amp;[.AF88]&amp;[.AG88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2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D89]&amp;[.AE89]&amp;[.AF89]&amp;[.AG89])&gt;0;&quot;-&quot;&amp;[.AD89]&amp;[.AE89]&amp;[.AF89]&amp;[.AG89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1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D90]&amp;[.AE90]&amp;[.AF90]&amp;[.AG90])&gt;0;&quot;-&quot;&amp;[.AD90]&amp;[.AE90]&amp;[.AF90]&amp;[.AG90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118" office:value-type="string">
            <text:p>Audio_Filename</text:p>
          </table:table-cell>
          <table:table-cell table:style-name="ce118" office:value-type="string">
            <text:p>Scenes</text:p>
          </table:table-cell>
          <table:table-cell table:style-name="ce118" office:value-type="string">
            <text:p>Aitua-Gray-Forest-Trap</text:p>
          </table:table-cell>
          <table:table-cell table:style-name="ce126" office:value-type="string">
            <text:p>Label</text:p>
          </table:table-cell>
          <table:table-cell table:style-name="ce126" office:value-type="string">
            <text:p>Forest</text:p>
          </table:table-cell>
          <table:table-cell table:style-name="ce126"/>
          <table:table-cell table:number-columns-repeated="5"/>
          <table:table-cell office:value-type="float" office:value="1.25">
            <text:p>1.25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D91]&amp;[.AE91]&amp;[.AF91]&amp;[.AG91])&gt;0;&quot;-&quot;&amp;[.AD91]&amp;[.AE91]&amp;[.AF91]&amp;[.AG91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lost</text:p>
          </table:table-cell>
          <table:table-cell table:style-name="ce126"/>
          <table:table-cell table:style-name="ce126" office:value-type="string">
            <text:p>teamStat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D92]&amp;[.AE92]&amp;[.AF92]&amp;[.AG92])&gt;0;&quot;-&quot;&amp;[.AD92]&amp;[.AE92]&amp;[.AF92]&amp;[.AG92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Visible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1">
            <text:p>1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D93]&amp;[.AE93]&amp;[.AF93]&amp;[.AG93])&gt;0;&quot;-&quot;&amp;[.AD93]&amp;[.AE93]&amp;[.AF93]&amp;[.AG93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5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D94]&amp;[.AE94]&amp;[.AF94]&amp;[.AG94])&gt;0;&quot;-&quot;&amp;[.AD94]&amp;[.AE94]&amp;[.AF94]&amp;[.AG94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D95]&amp;[.AE95]&amp;[.AF95]&amp;[.AG95])&gt;0;&quot;-&quot;&amp;[.AD95]&amp;[.AE95]&amp;[.AF95]&amp;[.AG95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D96]&amp;[.AE96]&amp;[.AF96]&amp;[.AG96])&gt;0;&quot;-&quot;&amp;[.AD96]&amp;[.AE96]&amp;[.AF96]&amp;[.AG96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D97]&amp;[.AE97]&amp;[.AF97]&amp;[.AG97])&gt;0;&quot;-&quot;&amp;[.AD97]&amp;[.AE97]&amp;[.AF97]&amp;[.AG97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D98]&amp;[.AE98]&amp;[.AF98]&amp;[.AG98])&gt;0;&quot;-&quot;&amp;[.AD98]&amp;[.AE98]&amp;[.AF98]&amp;[.AG98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D99]&amp;[.AE99]&amp;[.AF99]&amp;[.AG99])&gt;0;&quot;-&quot;&amp;[.AD99]&amp;[.AE99]&amp;[.AF99]&amp;[.AG99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D100]&amp;[.AE100]&amp;[.AF100]&amp;[.AG100])&gt;0;&quot;-&quot;&amp;[.AD100]&amp;[.AE100]&amp;[.AF100]&amp;[.AG100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D101]&amp;[.AE101]&amp;[.AF101]&amp;[.AG101])&gt;0;&quot;-&quot;&amp;[.AD101]&amp;[.AE101]&amp;[.AF101]&amp;[.AG101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D102]&amp;[.AE102]&amp;[.AF102]&amp;[.AG102])&gt;0;&quot;-&quot;&amp;[.AD102]&amp;[.AE102]&amp;[.AF102]&amp;[.AG102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D103]&amp;[.AE103]&amp;[.AF103]&amp;[.AG103])&gt;0;&quot;-&quot;&amp;[.AD103]&amp;[.AE103]&amp;[.AF103]&amp;[.AG103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4]&amp;[.H104]&amp;[.I104]&amp;[.J104])&gt;0;[.C104]&amp;&quot;-&quot;&amp;[.D104]&amp;&quot;-&quot;&amp;[.G104]&amp;[.H104]&amp;[.I104]&amp;[.J104];[.C104]&amp;&quot;-&quot;&amp;[.K104]&amp;&quot;-&quot;&amp;[.L104])&amp;IF(LEN([.AD104]&amp;[.AE104]&amp;[.AF104]&amp;[.AG104])&gt;0;&quot;-&quot;&amp;[.AD104]&amp;[.AE104]&amp;[.AF104]&amp;[.AG104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5]&amp;[.H105]&amp;[.I105]&amp;[.J105])&gt;0;[.C105]&amp;&quot;-&quot;&amp;[.D105]&amp;&quot;-&quot;&amp;[.G105]&amp;[.H105]&amp;[.I105]&amp;[.J105];[.C105]&amp;&quot;-&quot;&amp;[.K105]&amp;&quot;-&quot;&amp;[.L105])&amp;IF(LEN([.AD105]&amp;[.AE105]&amp;[.AF105]&amp;[.AG105])&gt;0;&quot;-&quot;&amp;[.AD105]&amp;[.AE105]&amp;[.AF105]&amp;[.AG105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6]&amp;[.H106]&amp;[.I106]&amp;[.J106])&gt;0;[.C106]&amp;&quot;-&quot;&amp;[.D106]&amp;&quot;-&quot;&amp;[.G106]&amp;[.H106]&amp;[.I106]&amp;[.J106];[.C106]&amp;&quot;-&quot;&amp;[.K106]&amp;&quot;-&quot;&amp;[.L106])&amp;IF(LEN([.AD106]&amp;[.AE106]&amp;[.AF106]&amp;[.AG106])&gt;0;&quot;-&quot;&amp;[.AD106]&amp;[.AE106]&amp;[.AF106]&amp;[.AG106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7]&amp;[.H107]&amp;[.I107]&amp;[.J107])&gt;0;[.C107]&amp;&quot;-&quot;&amp;[.D107]&amp;&quot;-&quot;&amp;[.G107]&amp;[.H107]&amp;[.I107]&amp;[.J107];[.C107]&amp;&quot;-&quot;&amp;[.K107]&amp;&quot;-&quot;&amp;[.L107])&amp;IF(LEN([.AD107]&amp;[.AE107]&amp;[.AF107]&amp;[.AG107])&gt;0;&quot;-&quot;&amp;[.AD107]&amp;[.AE107]&amp;[.AF107]&amp;[.AG107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8]&amp;[.H108]&amp;[.I108]&amp;[.J108])&gt;0;[.C108]&amp;&quot;-&quot;&amp;[.D108]&amp;&quot;-&quot;&amp;[.G108]&amp;[.H108]&amp;[.I108]&amp;[.J108];[.C108]&amp;&quot;-&quot;&amp;[.K108]&amp;&quot;-&quot;&amp;[.L108])&amp;IF(LEN([.AD108]&amp;[.AE108]&amp;[.AF108]&amp;[.AG108])&gt;0;&quot;-&quot;&amp;[.AD108]&amp;[.AE108]&amp;[.AF108]&amp;[.AG108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D109]&amp;[.AE109]&amp;[.AF109]&amp;[.AG109])&gt;0;&quot;-&quot;&amp;[.AD109]&amp;[.AE109]&amp;[.AF109]&amp;[.AG109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D110]&amp;[.AE110]&amp;[.AF110]&amp;[.AG110])&gt;0;&quot;-&quot;&amp;[.AD110]&amp;[.AE110]&amp;[.AF110]&amp;[.AG110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D116]&amp;[.AE116]&amp;[.AF116]&amp;[.AG116])&gt;0;&quot;-&quot;&amp;[.AD116]&amp;[.AE116]&amp;[.AF116]&amp;[.AG116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D117]&amp;[.AE117]&amp;[.AF117]&amp;[.AG117])&gt;0;&quot;-&quot;&amp;[.AD117]&amp;[.AE117]&amp;[.AF117]&amp;[.AG117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D118]&amp;[.AE118]&amp;[.AF118]&amp;[.AG118])&gt;0;&quot;-&quot;&amp;[.AD118]&amp;[.AE118]&amp;[.AF118]&amp;[.AG118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D119]&amp;[.AE119]&amp;[.AF119]&amp;[.AG119])&gt;0;&quot;-&quot;&amp;[.AD119]&amp;[.AE119]&amp;[.AF119]&amp;[.AG119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D120]&amp;[.AE120]&amp;[.AF120]&amp;[.AG120])&gt;0;&quot;-&quot;&amp;[.AD120]&amp;[.AE120]&amp;[.AF120]&amp;[.AG120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D121]&amp;[.AE121]&amp;[.AF121]&amp;[.AG121])&gt;0;&quot;-&quot;&amp;[.AD121]&amp;[.AE121]&amp;[.AF121]&amp;[.AG121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D122]&amp;[.AE122]&amp;[.AF122]&amp;[.AG122])&gt;0;&quot;-&quot;&amp;[.AD122]&amp;[.AE122]&amp;[.AF122]&amp;[.AG122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D123]&amp;[.AE123]&amp;[.AF123]&amp;[.AG123])&gt;0;&quot;-&quot;&amp;[.AD123]&amp;[.AE123]&amp;[.AF123]&amp;[.AG123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D124]&amp;[.AE124]&amp;[.AF124]&amp;[.AG124])&gt;0;&quot;-&quot;&amp;[.AD124]&amp;[.AE124]&amp;[.AF124]&amp;[.AG124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D125]&amp;[.AE125]&amp;[.AF125]&amp;[.AG125])&gt;0;&quot;-&quot;&amp;[.AD125]&amp;[.AE125]&amp;[.AF125]&amp;[.AG125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D126]&amp;[.AE126]&amp;[.AF126]&amp;[.AG126])&gt;0;&quot;-&quot;&amp;[.AD126]&amp;[.AE126]&amp;[.AF126]&amp;[.AG126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D127]&amp;[.AE127]&amp;[.AF127]&amp;[.AG127])&gt;0;&quot;-&quot;&amp;[.AD127]&amp;[.AE127]&amp;[.AF127]&amp;[.AG127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D128]&amp;[.AE128]&amp;[.AF128]&amp;[.AG128])&gt;0;&quot;-&quot;&amp;[.AD128]&amp;[.AE128]&amp;[.AF128]&amp;[.AG128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D129]&amp;[.AE129]&amp;[.AF129]&amp;[.AG129])&gt;0;&quot;-&quot;&amp;[.AD129]&amp;[.AE129]&amp;[.AF129]&amp;[.AG129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D130]&amp;[.AE130]&amp;[.AF130]&amp;[.AG130])&gt;0;&quot;-&quot;&amp;[.AD130]&amp;[.AE130]&amp;[.AF130]&amp;[.AG130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D131]&amp;[.AE131]&amp;[.AF131]&amp;[.AG131])&gt;0;&quot;-&quot;&amp;[.AD131]&amp;[.AE131]&amp;[.AF131]&amp;[.AG131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D132]&amp;[.AE132]&amp;[.AF132]&amp;[.AG132])&gt;0;&quot;-&quot;&amp;[.AD132]&amp;[.AE132]&amp;[.AF132]&amp;[.AG132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D133]&amp;[.AE133]&amp;[.AF133]&amp;[.AG133])&gt;0;&quot;-&quot;&amp;[.AD133]&amp;[.AE133]&amp;[.AF133]&amp;[.AG133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D134]&amp;[.AE134]&amp;[.AF134]&amp;[.AG134])&gt;0;&quot;-&quot;&amp;[.AD134]&amp;[.AE134]&amp;[.AF134]&amp;[.AG134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D135]&amp;[.AE135]&amp;[.AF135]&amp;[.AG135])&gt;0;&quot;-&quot;&amp;[.AD135]&amp;[.AE135]&amp;[.AF135]&amp;[.AG135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D136]&amp;[.AE136]&amp;[.AF136]&amp;[.AG136])&gt;0;&quot;-&quot;&amp;[.AD136]&amp;[.AE136]&amp;[.AF136]&amp;[.AG136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D137]&amp;[.AE137]&amp;[.AF137]&amp;[.AG137])&gt;0;&quot;-&quot;&amp;[.AD137]&amp;[.AE137]&amp;[.AF137]&amp;[.AG137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D138]&amp;[.AE138]&amp;[.AF138]&amp;[.AG138])&gt;0;&quot;-&quot;&amp;[.AD138]&amp;[.AE138]&amp;[.AF138]&amp;[.AG138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D139]&amp;[.AE139]&amp;[.AF139]&amp;[.AG139])&gt;0;&quot;-&quot;&amp;[.AD139]&amp;[.AE139]&amp;[.AF139]&amp;[.AG139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D140]&amp;[.AE140]&amp;[.AF140]&amp;[.AG140])&gt;0;&quot;-&quot;&amp;[.AD140]&amp;[.AE140]&amp;[.AF140]&amp;[.AG140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D141]&amp;[.AE141]&amp;[.AF141]&amp;[.AG141])&gt;0;&quot;-&quot;&amp;[.AD141]&amp;[.AE141]&amp;[.AF141]&amp;[.AG141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D142]&amp;[.AE142]&amp;[.AF142]&amp;[.AG142])&gt;0;&quot;-&quot;&amp;[.AD142]&amp;[.AE142]&amp;[.AF142]&amp;[.AG142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D143]&amp;[.AE143]&amp;[.AF143]&amp;[.AG143])&gt;0;&quot;-&quot;&amp;[.AD143]&amp;[.AE143]&amp;[.AF143]&amp;[.AG143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D144]&amp;[.AE144]&amp;[.AF144]&amp;[.AG144])&gt;0;&quot;-&quot;&amp;[.AD144]&amp;[.AE144]&amp;[.AF144]&amp;[.AG144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D145]&amp;[.AE145]&amp;[.AF145]&amp;[.AG145])&gt;0;&quot;-&quot;&amp;[.AD145]&amp;[.AE145]&amp;[.AF145]&amp;[.AG145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D146]&amp;[.AE146]&amp;[.AF146]&amp;[.AG146])&gt;0;&quot;-&quot;&amp;[.AD146]&amp;[.AE146]&amp;[.AF146]&amp;[.AG146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D147]&amp;[.AE147]&amp;[.AF147]&amp;[.AG147])&gt;0;&quot;-&quot;&amp;[.AD147]&amp;[.AE147]&amp;[.AF147]&amp;[.AG147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D148]&amp;[.AE148]&amp;[.AF148]&amp;[.AG148])&gt;0;&quot;-&quot;&amp;[.AD148]&amp;[.AE148]&amp;[.AF148]&amp;[.AG148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D149]&amp;[.AE149]&amp;[.AF149]&amp;[.AG149])&gt;0;&quot;-&quot;&amp;[.AD149]&amp;[.AE149]&amp;[.AF149]&amp;[.AG149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D150]&amp;[.AE150]&amp;[.AF150]&amp;[.AG150])&gt;0;&quot;-&quot;&amp;[.AD150]&amp;[.AE150]&amp;[.AF150]&amp;[.AG150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D151]&amp;[.AE151]&amp;[.AF151]&amp;[.AG151])&gt;0;&quot;-&quot;&amp;[.AD151]&amp;[.AE151]&amp;[.AF151]&amp;[.AG151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D152]&amp;[.AE152]&amp;[.AF152]&amp;[.AG152])&gt;0;&quot;-&quot;&amp;[.AD152]&amp;[.AE152]&amp;[.AF152]&amp;[.AG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D153]&amp;[.AE153]&amp;[.AF153]&amp;[.AG153])&gt;0;&quot;-&quot;&amp;[.AD153]&amp;[.AE153]&amp;[.AF153]&amp;[.AG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D154]&amp;[.AE154]&amp;[.AF154]&amp;[.AG154])&gt;0;&quot;-&quot;&amp;[.AD154]&amp;[.AE154]&amp;[.AF154]&amp;[.AG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D155]&amp;[.AE155]&amp;[.AF155]&amp;[.AG155])&gt;0;&quot;-&quot;&amp;[.AD155]&amp;[.AE155]&amp;[.AF155]&amp;[.AG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D156]&amp;[.AE156]&amp;[.AF156]&amp;[.AG156])&gt;0;&quot;-&quot;&amp;[.AD156]&amp;[.AE156]&amp;[.AF156]&amp;[.AG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D157]&amp;[.AE157]&amp;[.AF157]&amp;[.AG157])&gt;0;&quot;-&quot;&amp;[.AD157]&amp;[.AE157]&amp;[.AF157]&amp;[.AG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D158]&amp;[.AE158]&amp;[.AF158]&amp;[.AG158])&gt;0;&quot;-&quot;&amp;[.AD158]&amp;[.AE158]&amp;[.AF158]&amp;[.AG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D159]&amp;[.AE159]&amp;[.AF159]&amp;[.AG159])&gt;0;&quot;-&quot;&amp;[.AD159]&amp;[.AE159]&amp;[.AF159]&amp;[.AG159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D160]&amp;[.AE160]&amp;[.AF160]&amp;[.AG160])&gt;0;&quot;-&quot;&amp;[.AD160]&amp;[.AE160]&amp;[.AF160]&amp;[.AG160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D161]&amp;[.AE161]&amp;[.AF161]&amp;[.AG161])&gt;0;&quot;-&quot;&amp;[.AD161]&amp;[.AE161]&amp;[.AF161]&amp;[.AG161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D162]&amp;[.AE162]&amp;[.AF162]&amp;[.AG162])&gt;0;&quot;-&quot;&amp;[.AD162]&amp;[.AE162]&amp;[.AF162]&amp;[.AG162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D163]&amp;[.AE163]&amp;[.AF163]&amp;[.AG163])&gt;0;&quot;-&quot;&amp;[.AD163]&amp;[.AE163]&amp;[.AF163]&amp;[.AG163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D164]&amp;[.AE164]&amp;[.AF164]&amp;[.AG164])&gt;0;&quot;-&quot;&amp;[.AD164]&amp;[.AE164]&amp;[.AF164]&amp;[.AG164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D165]&amp;[.AE165]&amp;[.AF165]&amp;[.AG165])&gt;0;&quot;-&quot;&amp;[.AD165]&amp;[.AE165]&amp;[.AF165]&amp;[.AG165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D166]&amp;[.AE166]&amp;[.AF166]&amp;[.AG166])&gt;0;&quot;-&quot;&amp;[.AD166]&amp;[.AE166]&amp;[.AF166]&amp;[.AG166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D167]&amp;[.AE167]&amp;[.AF167]&amp;[.AG167])&gt;0;&quot;-&quot;&amp;[.AD167]&amp;[.AE167]&amp;[.AF167]&amp;[.AG167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D168]&amp;[.AE168]&amp;[.AF168]&amp;[.AG168])&gt;0;&quot;-&quot;&amp;[.AD168]&amp;[.AE168]&amp;[.AF168]&amp;[.AG168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D169]&amp;[.AE169]&amp;[.AF169]&amp;[.AG169])&gt;0;&quot;-&quot;&amp;[.AD169]&amp;[.AE169]&amp;[.AF169]&amp;[.AG169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D170]&amp;[.AE170]&amp;[.AF170]&amp;[.AG170])&gt;0;&quot;-&quot;&amp;[.AD170]&amp;[.AE170]&amp;[.AF170]&amp;[.AG170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D171]&amp;[.AE171]&amp;[.AF171]&amp;[.AG171])&gt;0;&quot;-&quot;&amp;[.AD171]&amp;[.AE171]&amp;[.AF171]&amp;[.AG171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D172]&amp;[.AE172]&amp;[.AF172]&amp;[.AG172])&gt;0;&quot;-&quot;&amp;[.AD172]&amp;[.AE172]&amp;[.AF172]&amp;[.AG172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D173]&amp;[.AE173]&amp;[.AF173]&amp;[.AG173])&gt;0;&quot;-&quot;&amp;[.AD173]&amp;[.AE173]&amp;[.AF173]&amp;[.AG173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D174]&amp;[.AE174]&amp;[.AF174]&amp;[.AG174])&gt;0;&quot;-&quot;&amp;[.AD174]&amp;[.AE174]&amp;[.AF174]&amp;[.AG174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D175]&amp;[.AE175]&amp;[.AF175]&amp;[.AG175])&gt;0;&quot;-&quot;&amp;[.AD175]&amp;[.AE175]&amp;[.AF175]&amp;[.AG175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D176]&amp;[.AE176]&amp;[.AF176]&amp;[.AG176])&gt;0;&quot;-&quot;&amp;[.AD176]&amp;[.AE176]&amp;[.AF176]&amp;[.AG176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D177]&amp;[.AE177]&amp;[.AF177]&amp;[.AG177])&gt;0;&quot;-&quot;&amp;[.AD177]&amp;[.AE177]&amp;[.AF177]&amp;[.AG177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D178]&amp;[.AE178]&amp;[.AF178]&amp;[.AG178])&gt;0;&quot;-&quot;&amp;[.AD178]&amp;[.AE178]&amp;[.AF178]&amp;[.AG178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D179]&amp;[.AE179]&amp;[.AF179]&amp;[.AG179])&gt;0;&quot;-&quot;&amp;[.AD179]&amp;[.AE179]&amp;[.AF179]&amp;[.AG179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D180]&amp;[.AE180]&amp;[.AF180]&amp;[.AG180])&gt;0;&quot;-&quot;&amp;[.AD180]&amp;[.AE180]&amp;[.AF180]&amp;[.AG180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D181]&amp;[.AE181]&amp;[.AF181]&amp;[.AG181])&gt;0;&quot;-&quot;&amp;[.AD181]&amp;[.AE181]&amp;[.AF181]&amp;[.AG181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D182]&amp;[.AE182]&amp;[.AF182]&amp;[.AG182])&gt;0;&quot;-&quot;&amp;[.AD182]&amp;[.AE182]&amp;[.AF182]&amp;[.AG182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D183]&amp;[.AE183]&amp;[.AF183]&amp;[.AG183])&gt;0;&quot;-&quot;&amp;[.AD183]&amp;[.AE183]&amp;[.AF183]&amp;[.AG183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D184]&amp;[.AE184]&amp;[.AF184]&amp;[.AG184])&gt;0;&quot;-&quot;&amp;[.AD184]&amp;[.AE184]&amp;[.AF184]&amp;[.AG184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D185]&amp;[.AE185]&amp;[.AF185]&amp;[.AG185])&gt;0;&quot;-&quot;&amp;[.AD185]&amp;[.AE185]&amp;[.AF185]&amp;[.AG185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D186]&amp;[.AE186]&amp;[.AF186]&amp;[.AG186])&gt;0;&quot;-&quot;&amp;[.AD186]&amp;[.AE186]&amp;[.AF186]&amp;[.AG186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D187]&amp;[.AE187]&amp;[.AF187]&amp;[.AG187])&gt;0;&quot;-&quot;&amp;[.AD187]&amp;[.AE187]&amp;[.AF187]&amp;[.AG187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D188]&amp;[.AE188]&amp;[.AF188]&amp;[.AG188])&gt;0;&quot;-&quot;&amp;[.AD188]&amp;[.AE188]&amp;[.AF188]&amp;[.AG188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D189]&amp;[.AE189]&amp;[.AF189]&amp;[.AG189])&gt;0;&quot;-&quot;&amp;[.AD189]&amp;[.AE189]&amp;[.AF189]&amp;[.AG189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D190]&amp;[.AE190]&amp;[.AF190]&amp;[.AG190])&gt;0;&quot;-&quot;&amp;[.AD190]&amp;[.AE190]&amp;[.AF190]&amp;[.AG190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D191]&amp;[.AE191]&amp;[.AF191]&amp;[.AG191])&gt;0;&quot;-&quot;&amp;[.AD191]&amp;[.AE191]&amp;[.AF191]&amp;[.AG191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D192]&amp;[.AE192]&amp;[.AF192]&amp;[.AG192])&gt;0;&quot;-&quot;&amp;[.AD192]&amp;[.AE192]&amp;[.AF192]&amp;[.AG192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D193]&amp;[.AE193]&amp;[.AF193]&amp;[.AG193])&gt;0;&quot;-&quot;&amp;[.AD193]&amp;[.AE193]&amp;[.AF193]&amp;[.AG193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D194]&amp;[.AE194]&amp;[.AF194]&amp;[.AG194])&gt;0;&quot;-&quot;&amp;[.AD194]&amp;[.AE194]&amp;[.AF194]&amp;[.AG194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5]&amp;[.H195]&amp;[.I195]&amp;[.J195])&gt;0;[.C195]&amp;&quot;-&quot;&amp;[.D195]&amp;&quot;-&quot;&amp;[.G195]&amp;[.H195]&amp;[.I195]&amp;[.J195];[.C195]&amp;&quot;-&quot;&amp;[.K195]&amp;&quot;-&quot;&amp;[.L195])&amp;IF(LEN([.AD195]&amp;[.AE195]&amp;[.AF195]&amp;[.AG195])&gt;0;&quot;-&quot;&amp;[.AD195]&amp;[.AE195]&amp;[.AF195]&amp;[.AG195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6]&amp;[.H196]&amp;[.I196]&amp;[.J196])&gt;0;[.C196]&amp;&quot;-&quot;&amp;[.D196]&amp;&quot;-&quot;&amp;[.G196]&amp;[.H196]&amp;[.I196]&amp;[.J196];[.C196]&amp;&quot;-&quot;&amp;[.K196]&amp;&quot;-&quot;&amp;[.L196])&amp;IF(LEN([.AD196]&amp;[.AE196]&amp;[.AF196]&amp;[.AG196])&gt;0;&quot;-&quot;&amp;[.AD196]&amp;[.AE196]&amp;[.AF196]&amp;[.AG196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7]&amp;[.H197]&amp;[.I197]&amp;[.J197])&gt;0;[.C197]&amp;&quot;-&quot;&amp;[.D197]&amp;&quot;-&quot;&amp;[.G197]&amp;[.H197]&amp;[.I197]&amp;[.J197];[.C197]&amp;&quot;-&quot;&amp;[.K197]&amp;&quot;-&quot;&amp;[.L197])&amp;IF(LEN([.AD197]&amp;[.AE197]&amp;[.AF197]&amp;[.AG197])&gt;0;&quot;-&quot;&amp;[.AD197]&amp;[.AE197]&amp;[.AF197]&amp;[.AG197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72~,~57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8]&amp;[.H198]&amp;[.I198]&amp;[.J198])&gt;0;[.C198]&amp;&quot;-&quot;&amp;[.D198]&amp;&quot;-&quot;&amp;[.G198]&amp;[.H198]&amp;[.I198]&amp;[.J198];[.C198]&amp;&quot;-&quot;&amp;[.K198]&amp;&quot;-&quot;&amp;[.L198])&amp;IF(LEN([.AD198]&amp;[.AE198]&amp;[.AF198]&amp;[.AG198])&gt;0;&quot;-&quot;&amp;[.AD198]&amp;[.AE198]&amp;[.AF198]&amp;[.AG198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queenTemp</text:p>
          </table:table-cell>
          <table:table-cell table:style-name="ce126"/>
          <table:table-cell table:style-name="ce126" office:value-type="string">
            <text:p>teamStat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9]&amp;[.H199]&amp;[.I199]&amp;[.J199])&gt;0;[.C199]&amp;&quot;-&quot;&amp;[.D199]&amp;&quot;-&quot;&amp;[.G199]&amp;[.H199]&amp;[.I199]&amp;[.J199];[.C199]&amp;&quot;-&quot;&amp;[.K199]&amp;&quot;-&quot;&amp;[.L199])&amp;IF(LEN([.AD199]&amp;[.AE199]&amp;[.AF199]&amp;[.AG199])&gt;0;&quot;-&quot;&amp;[.AD199]&amp;[.AE199]&amp;[.AF199]&amp;[.AG199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118" office:value-type="string">
            <text:p>Faerie Queen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Label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200]&amp;[.H200]&amp;[.I200]&amp;[.J200])&gt;0;[.C200]&amp;&quot;-&quot;&amp;[.D200]&amp;&quot;-&quot;&amp;[.G200]&amp;[.H200]&amp;[.I200]&amp;[.J200];[.C200]&amp;&quot;-&quot;&amp;[.K200]&amp;&quot;-&quot;&amp;[.L200])&amp;IF(LEN([.AD200]&amp;[.AE200]&amp;[.AF200]&amp;[.AG200])&gt;0;&quot;-&quot;&amp;[.AD200]&amp;[.AE200]&amp;[.AF200]&amp;[.AG20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201]&amp;[.H201]&amp;[.I201]&amp;[.J201])&gt;0;[.C201]&amp;&quot;-&quot;&amp;[.D201]&amp;&quot;-&quot;&amp;[.G201]&amp;[.H201]&amp;[.I201]&amp;[.J201];[.C201]&amp;&quot;-&quot;&amp;[.K201]&amp;&quot;-&quot;&amp;[.L201])&amp;IF(LEN([.AD201]&amp;[.AE201]&amp;[.AF201]&amp;[.AG201])&gt;0;&quot;-&quot;&amp;[.AD201]&amp;[.AE201]&amp;[.AF201]&amp;[.AG20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she would like that very muc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202]&amp;[.H202]&amp;[.I202]&amp;[.J202])&gt;0;[.C202]&amp;&quot;-&quot;&amp;[.D202]&amp;&quot;-&quot;&amp;[.G202]&amp;[.H202]&amp;[.I202]&amp;[.J202];[.C202]&amp;&quot;-&quot;&amp;[.K202]&amp;&quot;-&quot;&amp;[.L202])&amp;IF(LEN([.AD202]&amp;[.AE202]&amp;[.AF202]&amp;[.AG202])&gt;0;&quot;-&quot;&amp;[.AD202]&amp;[.AE202]&amp;[.AF202]&amp;[.AG202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shimmering ball of light with gossamer wing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65~,~72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118" office:value-type="string">
            <text:p>Allowed</text:p>
          </table:table-cell>
          <table:table-cell table:style-name="ce118" office:value-type="string">
            <text:p>Actions</text:p>
          </table:table-cell>
          <table:table-cell table:style-name="ce118" office:value-type="float" office:value="1">
            <text:p>1</text:p>
          </table:table-cell>
          <table:table-cell table:style-name="ce126" office:value-type="string">
            <text:p>Character~,~ID</text:p>
          </table:table-cell>
          <table:table-cell table:style-name="ce126" office:value-type="string">
            <text:p>sarah~,~pull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certainly be lost, while yours only might be. <text:s/>I will not change my mind.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queen</text:p>
          </table:table-cell>
          <table:table-cell table:style-name="ce126"/>
          <table:table-cell table:style-name="ce126" office:value-type="string">
            <text:p>teamStat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peak to me again when you are ready to help.</text:p>
          </table:table-cell>
          <table:table-cell table:style-name="ce118" table:number-columns-repeated="3"/>
          <table:table-cell table:style-name="ce126" table:number-columns-repeated="3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D244]&amp;[.AE244]&amp;[.AF244]&amp;[.AG244])&gt;0;&quot;-&quot;&amp;[.AD244]&amp;[.AE244]&amp;[.AF244]&amp;[.AG244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should talk to the others before making any decision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D245]&amp;[.AE245]&amp;[.AF245]&amp;[.AG245])&gt;0;&quot;-&quot;&amp;[.AD245]&amp;[.AE245]&amp;[.AF245]&amp;[.AG245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D246]&amp;[.AE246]&amp;[.AF246]&amp;[.AG246])&gt;0;&quot;-&quot;&amp;[.AD246]&amp;[.AE246]&amp;[.AF246]&amp;[.AG246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D247]&amp;[.AE247]&amp;[.AF247]&amp;[.AG247])&gt;0;&quot;-&quot;&amp;[.AD247]&amp;[.AE247]&amp;[.AF247]&amp;[.AG247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D248]&amp;[.AE248]&amp;[.AF248]&amp;[.AG248])&gt;0;&quot;-&quot;&amp;[.AD248]&amp;[.AE248]&amp;[.AF248]&amp;[.AG248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D249]&amp;[.AE249]&amp;[.AF249]&amp;[.AG249])&gt;0;&quot;-&quot;&amp;[.AD249]&amp;[.AE249]&amp;[.AF249]&amp;[.AG249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D250]&amp;[.AE250]&amp;[.AF250]&amp;[.AG250])&gt;0;&quot;-&quot;&amp;[.AD250]&amp;[.AE250]&amp;[.AF250]&amp;[.AG250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style-name="ce4"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You know we can't trust her. <text:s/>I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we have any choic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e stumbled into this world. <text:s/>Surely if we walk around enough, we can stumble ba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 don't think it's that easy. <text:s/>I've been in this forest dozens of times and never gotten lost like thi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And we took the same path out as in, so we've missed it at least once alread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nd we've wandered around enough that we have no idea where to even start loo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think the fastest way out is just to help h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if she brought us here herself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that changes anything, si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need to get back in case there's a call about my mom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ye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he'll be O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su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 we're doing it, huh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really don't think we have any choice.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queenDecided</text:p>
          </table:table-cell>
          <table:table-cell table:style-name="ce126"/>
          <table:table-cell table:style-name="ce126" office:value-type="string">
            <text:p>teamStat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K266]&amp;&quot;-&quot;&amp;[.L266])&amp;IF(LEN([.AD266]&amp;[.AE266]&amp;[.AF266]&amp;[.AG266])&gt;0;&quot;-&quot;&amp;[.AD266]&amp;[.AE266]&amp;[.AF266]&amp;[.AG266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 right, we've agreed. <text:s/>We'll help you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K267]&amp;&quot;-&quot;&amp;[.L267])&amp;IF(LEN([.AD267]&amp;[.AE267]&amp;[.AF267]&amp;[.AG267])&gt;0;&quot;-&quot;&amp;[.AD267]&amp;[.AE267]&amp;[.AF267]&amp;[.AG267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o be it. <text:s/>Follow me.</text:p>
          </table:table-cell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3~,~85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K268]&amp;&quot;-&quot;&amp;[.L268])&amp;IF(LEN([.AD268]&amp;[.AE268]&amp;[.AF268]&amp;[.AG268])&gt;0;&quot;-&quot;&amp;[.AD268]&amp;[.AE268]&amp;[.AF268]&amp;[.AG268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Label~,~Background_Filename~,~Walkmap_Filename~,~Zoom_At_Top</text:p>
          </table:table-cell>
          <table:table-cell table:style-name="ce118" office:value-type="string">
            <text:p>Scenes</text:p>
          </table:table-cell>
          <table:table-cell table:style-name="ce118" office:value-type="string">
            <text:p>Clearing~,~forest_house~,~forest_house~,~-40%</text:p>
          </table:table-cell>
          <table:table-cell table:style-name="ce126"/>
          <table:table-cell table:style-name="ce126" office:value-type="string">
            <text:p>forest-04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K269]&amp;&quot;-&quot;&amp;[.L269])&amp;IF(LEN([.AD269]&amp;[.AE269]&amp;[.AF269]&amp;[.AG269])&gt;0;&quot;-&quot;&amp;[.AD269]&amp;[.AE269]&amp;[.AF269]&amp;[.AG269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Visible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0">
            <text:p>0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K270]&amp;&quot;-&quot;&amp;[.L270])&amp;IF(LEN([.AD270]&amp;[.AE270]&amp;[.AF270]&amp;[.AG270])&gt;0;&quot;-&quot;&amp;[.AD270]&amp;[.AE270]&amp;[.AF270]&amp;[.AG2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K271]&amp;&quot;-&quot;&amp;[.L271])&amp;IF(LEN([.AD271]&amp;[.AE271]&amp;[.AF271]&amp;[.AG271])&gt;0;&quot;-&quot;&amp;[.AD271]&amp;[.AE271]&amp;[.AF271]&amp;[.AG2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K272]&amp;&quot;-&quot;&amp;[.L272])&amp;IF(LEN([.AD272]&amp;[.AE272]&amp;[.AF272]&amp;[.AG272])&gt;0;&quot;-&quot;&amp;[.AD272]&amp;[.AE272]&amp;[.AF272]&amp;[.AG2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K273]&amp;&quot;-&quot;&amp;[.L273])&amp;IF(LEN([.AD273]&amp;[.AE273]&amp;[.AF273]&amp;[.AG273])&gt;0;&quot;-&quot;&amp;[.AD273]&amp;[.AE273]&amp;[.AF273]&amp;[.AG2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K274]&amp;&quot;-&quot;&amp;[.L274])&amp;IF(LEN([.AD274]&amp;[.AE274]&amp;[.AF274]&amp;[.AG274])&gt;0;&quot;-&quot;&amp;[.AD274]&amp;[.AE274]&amp;[.AF274]&amp;[.AG2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K275]&amp;&quot;-&quot;&amp;[.L275])&amp;IF(LEN([.AD275]&amp;[.AE275]&amp;[.AF275]&amp;[.AG275])&gt;0;&quot;-&quot;&amp;[.AD275]&amp;[.AE275]&amp;[.AF275]&amp;[.AG2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K276]&amp;&quot;-&quot;&amp;[.L276])&amp;IF(LEN([.AD276]&amp;[.AE276]&amp;[.AF276]&amp;[.AG276])&gt;0;&quot;-&quot;&amp;[.AD276]&amp;[.AE276]&amp;[.AF276]&amp;[.AG2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K277]&amp;&quot;-&quot;&amp;[.L277])&amp;IF(LEN([.AD277]&amp;[.AE277]&amp;[.AF277]&amp;[.AG277])&gt;0;&quot;-&quot;&amp;[.AD277]&amp;[.AE277]&amp;[.AF277]&amp;[.AG2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K278]&amp;&quot;-&quot;&amp;[.L278])&amp;IF(LEN([.AD278]&amp;[.AE278]&amp;[.AF278]&amp;[.AG278])&gt;0;&quot;-&quot;&amp;[.AD278]&amp;[.AE278]&amp;[.AF278]&amp;[.AG2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K279]&amp;&quot;-&quot;&amp;[.L279])&amp;IF(LEN([.AD279]&amp;[.AE279]&amp;[.AF279]&amp;[.AG279])&gt;0;&quot;-&quot;&amp;[.AD279]&amp;[.AE279]&amp;[.AF279]&amp;[.AG2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K280]&amp;&quot;-&quot;&amp;[.L280])&amp;IF(LEN([.AD280]&amp;[.AE280]&amp;[.AF280]&amp;[.AG280])&gt;0;&quot;-&quot;&amp;[.AD280]&amp;[.AE280]&amp;[.AF280]&amp;[.AG2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K281]&amp;&quot;-&quot;&amp;[.L281])&amp;IF(LEN([.AD281]&amp;[.AE281]&amp;[.AF281]&amp;[.AG281])&gt;0;&quot;-&quot;&amp;[.AD281]&amp;[.AE281]&amp;[.AF281]&amp;[.AG2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K282]&amp;&quot;-&quot;&amp;[.L282])&amp;IF(LEN([.AD282]&amp;[.AE282]&amp;[.AF282]&amp;[.AG282])&gt;0;&quot;-&quot;&amp;[.AD282]&amp;[.AE282]&amp;[.AF282]&amp;[.AG2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K283]&amp;&quot;-&quot;&amp;[.L283])&amp;IF(LEN([.AD283]&amp;[.AE283]&amp;[.AF283]&amp;[.AG283])&gt;0;&quot;-&quot;&amp;[.AD283]&amp;[.AE283]&amp;[.AF283]&amp;[.AG2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K284]&amp;&quot;-&quot;&amp;[.L284])&amp;IF(LEN([.AD284]&amp;[.AE284]&amp;[.AF284]&amp;[.AG284])&gt;0;&quot;-&quot;&amp;[.AD284]&amp;[.AE284]&amp;[.AF284]&amp;[.AG2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K285]&amp;&quot;-&quot;&amp;[.L285])&amp;IF(LEN([.AD285]&amp;[.AE285]&amp;[.AF285]&amp;[.AG285])&gt;0;&quot;-&quot;&amp;[.AD285]&amp;[.AE285]&amp;[.AF285]&amp;[.AG2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K286]&amp;&quot;-&quot;&amp;[.L286])&amp;IF(LEN([.AD286]&amp;[.AE286]&amp;[.AF286]&amp;[.AG286])&gt;0;&quot;-&quot;&amp;[.AD286]&amp;[.AE286]&amp;[.AF286]&amp;[.AG2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K287]&amp;&quot;-&quot;&amp;[.L287])&amp;IF(LEN([.AD287]&amp;[.AE287]&amp;[.AF287]&amp;[.AG287])&gt;0;&quot;-&quot;&amp;[.AD287]&amp;[.AE287]&amp;[.AF287]&amp;[.AG2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K288]&amp;&quot;-&quot;&amp;[.L288])&amp;IF(LEN([.AD288]&amp;[.AE288]&amp;[.AF288]&amp;[.AG288])&gt;0;&quot;-&quot;&amp;[.AD288]&amp;[.AE288]&amp;[.AF288]&amp;[.AG2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K289]&amp;&quot;-&quot;&amp;[.L289])&amp;IF(LEN([.AD289]&amp;[.AE289]&amp;[.AF289]&amp;[.AG289])&gt;0;&quot;-&quot;&amp;[.AD289]&amp;[.AE289]&amp;[.AF289]&amp;[.AG2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K290]&amp;&quot;-&quot;&amp;[.L290])&amp;IF(LEN([.AD290]&amp;[.AE290]&amp;[.AF290]&amp;[.AG290])&gt;0;&quot;-&quot;&amp;[.AD290]&amp;[.AE290]&amp;[.AF290]&amp;[.AG2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K291]&amp;&quot;-&quot;&amp;[.L291])&amp;IF(LEN([.AD291]&amp;[.AE291]&amp;[.AF291]&amp;[.AG291])&gt;0;&quot;-&quot;&amp;[.AD291]&amp;[.AE291]&amp;[.AF291]&amp;[.AG2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K292]&amp;&quot;-&quot;&amp;[.L292])&amp;IF(LEN([.AD292]&amp;[.AE292]&amp;[.AF292]&amp;[.AG292])&gt;0;&quot;-&quot;&amp;[.AD292]&amp;[.AE292]&amp;[.AF292]&amp;[.AG2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K293]&amp;&quot;-&quot;&amp;[.L293])&amp;IF(LEN([.AD293]&amp;[.AE293]&amp;[.AF293]&amp;[.AG293])&gt;0;&quot;-&quot;&amp;[.AD293]&amp;[.AE293]&amp;[.AF293]&amp;[.AG2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K294]&amp;&quot;-&quot;&amp;[.L294])&amp;IF(LEN([.AD294]&amp;[.AE294]&amp;[.AF294]&amp;[.AG294])&gt;0;&quot;-&quot;&amp;[.AD294]&amp;[.AE294]&amp;[.AF294]&amp;[.AG2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K295]&amp;&quot;-&quot;&amp;[.L295])&amp;IF(LEN([.AD295]&amp;[.AE295]&amp;[.AF295]&amp;[.AG295])&gt;0;&quot;-&quot;&amp;[.AD295]&amp;[.AE295]&amp;[.AF295]&amp;[.AG2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K296]&amp;&quot;-&quot;&amp;[.L296])&amp;IF(LEN([.AD296]&amp;[.AE296]&amp;[.AF296]&amp;[.AG296])&gt;0;&quot;-&quot;&amp;[.AD296]&amp;[.AE296]&amp;[.AF296]&amp;[.AG2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K297]&amp;&quot;-&quot;&amp;[.L297])&amp;IF(LEN([.AD297]&amp;[.AE297]&amp;[.AF297]&amp;[.AG297])&gt;0;&quot;-&quot;&amp;[.AD297]&amp;[.AE297]&amp;[.AF297]&amp;[.AG2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K298]&amp;&quot;-&quot;&amp;[.L298])&amp;IF(LEN([.AD298]&amp;[.AE298]&amp;[.AF298]&amp;[.AG298])&gt;0;&quot;-&quot;&amp;[.AD298]&amp;[.AE298]&amp;[.AF298]&amp;[.AG2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K299]&amp;&quot;-&quot;&amp;[.L299])&amp;IF(LEN([.AD299]&amp;[.AE299]&amp;[.AF299]&amp;[.AG299])&gt;0;&quot;-&quot;&amp;[.AD299]&amp;[.AE299]&amp;[.AF299]&amp;[.AG2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K300]&amp;&quot;-&quot;&amp;[.L300])&amp;IF(LEN([.AD300]&amp;[.AE300]&amp;[.AF300]&amp;[.AG300])&gt;0;&quot;-&quot;&amp;[.AD300]&amp;[.AE300]&amp;[.AF300]&amp;[.AG3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K301]&amp;&quot;-&quot;&amp;[.L301])&amp;IF(LEN([.AD301]&amp;[.AE301]&amp;[.AF301]&amp;[.AG301])&gt;0;&quot;-&quot;&amp;[.AD301]&amp;[.AE301]&amp;[.AF301]&amp;[.AG3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K302]&amp;&quot;-&quot;&amp;[.L302])&amp;IF(LEN([.AD302]&amp;[.AE302]&amp;[.AF302]&amp;[.AG302])&gt;0;&quot;-&quot;&amp;[.AD302]&amp;[.AE302]&amp;[.AF302]&amp;[.AG3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K303]&amp;&quot;-&quot;&amp;[.L303])&amp;IF(LEN([.AD303]&amp;[.AE303]&amp;[.AF303]&amp;[.AG303])&gt;0;&quot;-&quot;&amp;[.AD303]&amp;[.AE303]&amp;[.AF303]&amp;[.AG3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K304]&amp;&quot;-&quot;&amp;[.L304])&amp;IF(LEN([.AD304]&amp;[.AE304]&amp;[.AF304]&amp;[.AG304])&gt;0;&quot;-&quot;&amp;[.AD304]&amp;[.AE304]&amp;[.AF304]&amp;[.AG3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K305]&amp;&quot;-&quot;&amp;[.L305])&amp;IF(LEN([.AD305]&amp;[.AE305]&amp;[.AF305]&amp;[.AG305])&gt;0;&quot;-&quot;&amp;[.AD305]&amp;[.AE305]&amp;[.AF305]&amp;[.AG3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K306]&amp;&quot;-&quot;&amp;[.L306])&amp;IF(LEN([.AD306]&amp;[.AE306]&amp;[.AF306]&amp;[.AG306])&gt;0;&quot;-&quot;&amp;[.AD306]&amp;[.AE306]&amp;[.AF306]&amp;[.AG3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7]&amp;[.H307]&amp;[.I307]&amp;[.J307])&gt;0;[.C307]&amp;&quot;-&quot;&amp;[.D307]&amp;&quot;-&quot;&amp;[.G307]&amp;[.H307]&amp;[.I307]&amp;[.J307];[.C307]&amp;&quot;-&quot;&amp;[.K307]&amp;&quot;-&quot;&amp;[.L307])&amp;IF(LEN([.AD307]&amp;[.AE307]&amp;[.AF307]&amp;[.AG307])&gt;0;&quot;-&quot;&amp;[.AD307]&amp;[.AE307]&amp;[.AF307]&amp;[.AG30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8]&amp;[.H308]&amp;[.I308]&amp;[.J308])&gt;0;[.C308]&amp;&quot;-&quot;&amp;[.D308]&amp;&quot;-&quot;&amp;[.G308]&amp;[.H308]&amp;[.I308]&amp;[.J308];[.C308]&amp;&quot;-&quot;&amp;[.K308]&amp;&quot;-&quot;&amp;[.L308])&amp;IF(LEN([.AD308]&amp;[.AE308]&amp;[.AF308]&amp;[.AG308])&gt;0;&quot;-&quot;&amp;[.AD308]&amp;[.AE308]&amp;[.AF308]&amp;[.AG30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9]&amp;[.H309]&amp;[.I309]&amp;[.J309])&gt;0;[.C309]&amp;&quot;-&quot;&amp;[.D309]&amp;&quot;-&quot;&amp;[.G309]&amp;[.H309]&amp;[.I309]&amp;[.J309];[.C309]&amp;&quot;-&quot;&amp;[.K309]&amp;&quot;-&quot;&amp;[.L309])&amp;IF(LEN([.AD309]&amp;[.AE309]&amp;[.AF309]&amp;[.AG309])&gt;0;&quot;-&quot;&amp;[.AD309]&amp;[.AE309]&amp;[.AF309]&amp;[.AG30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0]&amp;[.H310]&amp;[.I310]&amp;[.J310])&gt;0;[.C310]&amp;&quot;-&quot;&amp;[.D310]&amp;&quot;-&quot;&amp;[.G310]&amp;[.H310]&amp;[.I310]&amp;[.J310];[.C310]&amp;&quot;-&quot;&amp;[.K310]&amp;&quot;-&quot;&amp;[.L310])&amp;IF(LEN([.AD310]&amp;[.AE310]&amp;[.AF310]&amp;[.AG310])&gt;0;&quot;-&quot;&amp;[.AD310]&amp;[.AE310]&amp;[.AF310]&amp;[.AG31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1]&amp;[.H311]&amp;[.I311]&amp;[.J311])&gt;0;[.C311]&amp;&quot;-&quot;&amp;[.D311]&amp;&quot;-&quot;&amp;[.G311]&amp;[.H311]&amp;[.I311]&amp;[.J311];[.C311]&amp;&quot;-&quot;&amp;[.K311]&amp;&quot;-&quot;&amp;[.L311])&amp;IF(LEN([.AD311]&amp;[.AE311]&amp;[.AF311]&amp;[.AG311])&gt;0;&quot;-&quot;&amp;[.AD311]&amp;[.AE311]&amp;[.AF311]&amp;[.AG31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2]&amp;[.H312]&amp;[.I312]&amp;[.J312])&gt;0;[.C312]&amp;&quot;-&quot;&amp;[.D312]&amp;&quot;-&quot;&amp;[.G312]&amp;[.H312]&amp;[.I312]&amp;[.J312];[.C312]&amp;&quot;-&quot;&amp;[.K312]&amp;&quot;-&quot;&amp;[.L312])&amp;IF(LEN([.AD312]&amp;[.AE312]&amp;[.AF312]&amp;[.AG312])&gt;0;&quot;-&quot;&amp;[.AD312]&amp;[.AE312]&amp;[.AF312]&amp;[.AG31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3]&amp;[.H313]&amp;[.I313]&amp;[.J313])&gt;0;[.C313]&amp;&quot;-&quot;&amp;[.D313]&amp;&quot;-&quot;&amp;[.G313]&amp;[.H313]&amp;[.I313]&amp;[.J313];[.C313]&amp;&quot;-&quot;&amp;[.K313]&amp;&quot;-&quot;&amp;[.L313])&amp;IF(LEN([.AD313]&amp;[.AE313]&amp;[.AF313]&amp;[.AG313])&gt;0;&quot;-&quot;&amp;[.AD313]&amp;[.AE313]&amp;[.AF313]&amp;[.AG31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4]&amp;[.H314]&amp;[.I314]&amp;[.J314])&gt;0;[.C314]&amp;&quot;-&quot;&amp;[.D314]&amp;&quot;-&quot;&amp;[.G314]&amp;[.H314]&amp;[.I314]&amp;[.J314];[.C314]&amp;&quot;-&quot;&amp;[.K314]&amp;&quot;-&quot;&amp;[.L314])&amp;IF(LEN([.AD314]&amp;[.AE314]&amp;[.AF314]&amp;[.AG314])&gt;0;&quot;-&quot;&amp;[.AD314]&amp;[.AE314]&amp;[.AF314]&amp;[.AG31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5]&amp;[.H315]&amp;[.I315]&amp;[.J315])&gt;0;[.C315]&amp;&quot;-&quot;&amp;[.D315]&amp;&quot;-&quot;&amp;[.G315]&amp;[.H315]&amp;[.I315]&amp;[.J315];[.C315]&amp;&quot;-&quot;&amp;[.K315]&amp;&quot;-&quot;&amp;[.L315])&amp;IF(LEN([.AD315]&amp;[.AE315]&amp;[.AF315]&amp;[.AG315])&gt;0;&quot;-&quot;&amp;[.AD315]&amp;[.AE315]&amp;[.AF315]&amp;[.AG31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6]&amp;[.H316]&amp;[.I316]&amp;[.J316])&gt;0;[.C316]&amp;&quot;-&quot;&amp;[.D316]&amp;&quot;-&quot;&amp;[.G316]&amp;[.H316]&amp;[.I316]&amp;[.J316];[.C316]&amp;&quot;-&quot;&amp;[.K316]&amp;&quot;-&quot;&amp;[.L316])&amp;IF(LEN([.AD316]&amp;[.AE316]&amp;[.AF316]&amp;[.AG316])&gt;0;&quot;-&quot;&amp;[.AD316]&amp;[.AE316]&amp;[.AF316]&amp;[.AG31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7]&amp;[.H317]&amp;[.I317]&amp;[.J317])&gt;0;[.C317]&amp;&quot;-&quot;&amp;[.D317]&amp;&quot;-&quot;&amp;[.G317]&amp;[.H317]&amp;[.I317]&amp;[.J317];[.C317]&amp;&quot;-&quot;&amp;[.K317]&amp;&quot;-&quot;&amp;[.L317])&amp;IF(LEN([.AD317]&amp;[.AE317]&amp;[.AF317]&amp;[.AG317])&gt;0;&quot;-&quot;&amp;[.AD317]&amp;[.AE317]&amp;[.AF317]&amp;[.AG31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8]&amp;[.H318]&amp;[.I318]&amp;[.J318])&gt;0;[.C318]&amp;&quot;-&quot;&amp;[.D318]&amp;&quot;-&quot;&amp;[.G318]&amp;[.H318]&amp;[.I318]&amp;[.J318];[.C318]&amp;&quot;-&quot;&amp;[.K318]&amp;&quot;-&quot;&amp;[.L318])&amp;IF(LEN([.AD318]&amp;[.AE318]&amp;[.AF318]&amp;[.AG318])&gt;0;&quot;-&quot;&amp;[.AD318]&amp;[.AE318]&amp;[.AF318]&amp;[.AG31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style-name="ce26"/>
          <table:table-cell table:style-name="ce54" table:number-columns-repeated="14"/>
          <table:table-cell table:style-name="ce84"/>
          <table:table-cell table:style-name="ce54" table:number-columns-repeated="7"/>
          <table:table-cell table:style-name="ce133" table:number-columns-repeated="6"/>
          <table:table-cell table:style-name="ce54" table:number-columns-repeated="4"/>
          <table:table-cell table:number-columns-repeated="991"/>
        </table:table-row>
        <table:table-row table:style-name="ro2" table:number-rows-repeated="104825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0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81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8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2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3" table:style-name="ce105" office:value-type="float" office:value="1">
            <text:p>1</text:p>
          </table:table-cell>
          <table:table-cell table:style-name="ce105"/>
          <table:table-cell table:style-name="ce102"/>
          <table:table-cell table:style-name="ce107" office:value-type="string">
            <text:p>TEMP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3" office:value-type="string">
            <text:p>walk</text:p>
          </table:table-cell>
          <table:table-cell table:style-name="ce104" office:value-type="string">
            <text:p>Walk to</text:p>
          </table:table-cell>
          <table:table-cell table:style-name="ce104" office:value-type="string">
            <text:p>DEFAULT</text:p>
          </table:table-cell>
          <table:table-cell table:style-name="ce106"/>
          <table:table-cell table:number-columns-repeated="5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104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5"/>
          <table:table-cell table:style-name="ce105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4" table:style-name="ce105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5"/>
          <table:table-cell table:style-name="ce105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6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5"/>
          <table:table-cell table:style-name="ce105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7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7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7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7" table:default-cell-style-name="ce4"/>
        <table:table-column table:style-name="co58" table:default-cell-style-name="ce4"/>
        <table:table-column table:style-name="co60" table:number-columns-repeated="2" table:default-cell-style-name="ce59"/>
        <table:table-column table:style-name="co61" table:default-cell-style-name="ce59"/>
        <table:table-column table:style-name="co60" table:default-cell-style-name="ce59"/>
        <table:table-column table:style-name="co62" table:default-cell-style-name="ce4"/>
        <table:table-column table:style-name="co59" table:number-columns-repeated="2" table:default-cell-style-name="ce64"/>
        <table:table-column table:style-name="co60" table:number-columns-repeated="3" table:default-cell-style-name="ce64"/>
        <table:table-column table:style-name="co60" table:default-cell-style-name="ce59"/>
        <table:table-column table:style-name="co37" table:default-cell-style-name="ce64"/>
        <table:table-column table:style-name="co63" table:default-cell-style-name="ce92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60" table:default-cell-style-name="ce4"/>
        <table:table-column table:style-name="co26" table:default-cell-style-name="ce59"/>
        <table:table-column table:style-name="co37" table:default-cell-style-name="ce94"/>
        <table:table-column table:style-name="co64" table:number-columns-repeated="8" table:default-cell-style-name="ce96"/>
        <table:table-column table:style-name="co64" table:number-columns-repeated="8" table:default-cell-style-name="ce98"/>
        <table:table-column table:style-name="co65" table:default-cell-style-name="ce100"/>
        <table:table-column table:style-name="co66" table:default-cell-style-name="ce100"/>
        <table:table-column table:style-name="co33" table:default-cell-style-name="ce100"/>
        <table:table-column table:style-name="co61" table:number-columns-repeated="2" table:default-cell-style-name="ce116"/>
        <table:table-column table:style-name="co66" table:default-cell-style-name="ce100"/>
        <table:table-column table:style-name="co68" table:default-cell-style-name="ce100"/>
        <table:table-column table:style-name="co66" table:default-cell-style-name="ce100"/>
        <table:table-column table:style-name="co35" table:default-cell-style-name="ce100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89" office:value-type="string">
            <text:p>Label_Portrait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93" office:value-type="string">
            <text:p>Animation_Current</text:p>
          </table:table-cell>
          <table:table-cell table:style-name="ce95" office:value-type="string">
            <text:p>Idle_N</text:p>
          </table:table-cell>
          <table:table-cell table:style-name="ce95" office:value-type="string">
            <text:p>Idle_E</text:p>
          </table:table-cell>
          <table:table-cell table:style-name="ce95" office:value-type="string">
            <text:p>Idle_W</text:p>
          </table:table-cell>
          <table:table-cell table:style-name="ce95" office:value-type="string">
            <text:p>Idle_S</text:p>
          </table:table-cell>
          <table:table-cell table:style-name="ce95" office:value-type="string">
            <text:p>Idle_NE</text:p>
          </table:table-cell>
          <table:table-cell table:style-name="ce95" office:value-type="string">
            <text:p>Idle_NW</text:p>
          </table:table-cell>
          <table:table-cell table:style-name="ce95" office:value-type="string">
            <text:p>Idle_SE</text:p>
          </table:table-cell>
          <table:table-cell table:style-name="ce95" office:value-type="string">
            <text:p>Idle_SW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</text:p>
          </table:table-cell>
          <table:table-cell table:style-name="ce97" office:value-type="string">
            <text:p>W</text:p>
          </table:table-cell>
          <table:table-cell table:style-name="ce97" office:value-type="string">
            <text:p>S</text:p>
          </table:table-cell>
          <table:table-cell table:style-name="ce97" office:value-type="string">
            <text:p>NE</text:p>
          </table:table-cell>
          <table:table-cell table:style-name="ce97" office:value-type="string">
            <text:p>NW</text:p>
          </table:table-cell>
          <table:table-cell table:style-name="ce97" office:value-type="string">
            <text:p>SE</text:p>
          </table:table-cell>
          <table:table-cell table:style-name="ce97" office:value-type="string">
            <text:p>SW</text:p>
          </table:table-cell>
          <table:table-cell table:style-name="ce99" office:value-type="string">
            <text:p>Cursor_Path</text:p>
          </table:table-cell>
          <table:table-cell table:style-name="ce99" office:value-type="string">
            <text:p>Cursor_Filename</text:p>
          </table:table-cell>
          <table:table-cell table:style-name="ce99" office:value-type="string">
            <text:p>Cursor_Extension</text:p>
          </table:table-cell>
          <table:table-cell table:style-name="ce101" office:value-type="string">
            <text:p>Cursor_Point_X</text:p>
          </table:table-cell>
          <table:table-cell table:style-name="ce101" office:value-type="string">
            <text:p>Cursor_Point_Y</text:p>
          </table:table-cell>
          <table:table-cell table:style-name="ce99" office:value-type="string">
            <text:p>Action_Wheel_Path</text:p>
          </table:table-cell>
          <table:table-cell table:style-name="ce99" office:value-type="string">
            <text:p>Action_Wheel_Filename</text:p>
          </table:table-cell>
          <table:table-cell table:style-name="ce99" office:value-type="string">
            <text:p>Action_Wheel_Extension</text:p>
          </table:table-cell>
          <table:table-cell table:style-name="ce99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90" office:value-type="float" office:value="1">
            <text:p>1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115" office:value-type="percentage" office:value="0.02">
            <text:p>2.0%</text:p>
          </table:table-cell>
          <table:table-cell table:style-name="ce115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6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5">
            <text:p>115%</text:p>
          </table:table-cell>
          <table:table-cell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/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3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3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3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5"/>
          <table:table-cell table:number-columns-repeated="16" office:value-type="string">
            <text:p>idle</text:p>
          </table:table-cell>
          <table:table-cell table:number-columns-repeated="984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7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1" table:default-cell-style-name="Default"/>
        <table:table-column table:style-name="co72" table:default-cell-style-name="ce59"/>
        <table:table-column table:style-name="co17" table:default-cell-style-name="ce110"/>
        <table:table-column table:style-name="co73" table:default-cell-style-name="ce110"/>
        <table:table-column table:style-name="co37" table:default-cell-style-name="ce110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4"/>
        <table:table-column table:style-name="co78" table:default-cell-style-name="ce114"/>
        <table:table-column table:style-name="co14" table:default-cell-style-name="ce114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3" office:value-type="string">
            <text:p>Walkmap_Path</text:p>
          </table:table-cell>
          <table:table-cell table:style-name="ce113" office:value-type="string">
            <text:p>Walkmap_Filename</text:p>
          </table:table-cell>
          <table:table-cell table:style-name="ce113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79" table:default-cell-style-name="ce4"/>
        <table:table-column table:style-name="co13" table:default-cell-style-name="ce4"/>
        <table:table-column table:style-name="co95" table:default-cell-style-name="ce4"/>
        <table:table-column table:style-name="co13" table:default-cell-style-name="ce4"/>
        <table:table-column table:style-name="co96" table:default-cell-style-name="ce59"/>
        <table:table-column table:style-name="co100" table:default-cell-style-name="ce59"/>
        <table:table-column table:style-name="co47" table:default-cell-style-name="ce4"/>
        <table:table-column table:style-name="co101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60" table:number-columns-repeated="2" table:default-cell-style-name="ce64"/>
        <table:table-column table:style-name="co23" table:default-cell-style-name="ce64"/>
        <table:table-column table:style-name="co80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office:value-type="string">
            <text:p>gem-red</text:p>
          </table:table-cell>
          <table:table-cell table:number-columns-repeated="2"/>
          <table:table-cell office:value-type="string">
            <text:p>Red Gem</text:p>
          </table:table-cell>
          <table:table-cell office:value-type="string">
            <text:p>bedroom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ce134" office:value-type="string">
            <text:p>fire-gem</text:p>
          </table:table-cell>
          <table:table-cell table:number-columns-repeated="1003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97" table:default-cell-style-name="Default"/>
        <table:table-column table:style-name="co99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2" table:default-cell-style-name="Default"/>
        <table:table-column table:style-name="co59" table:default-cell-style-name="ce59"/>
        <table:table-column table:style-name="co47" table:default-cell-style-name="Default"/>
        <table:table-column table:style-name="co56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9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5" table:default-cell-style-name="Default"/>
        <table:table-column table:style-name="co92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996" table:default-cell-style-name="Default"/>
        <table:table-row table:style-name="ro2">
          <table:table-cell table:style-name="ce12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996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2"/>
          <table:table-cell table:style-name="ce45"/>
          <table:table-cell table:style-name="ce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996"/>
        </table:table-row>
        <table:table-row table:style-name="ro2">
          <table:table-cell office:value-type="string">
            <text:p>inventory</text:p>
          </table:table-cell>
          <table:table-cell table:style-name="ce124" office:value-type="string">
            <text:p>inventory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savegames</text:p>
          </table:table-cell>
          <table:table-cell table:style-name="ce124" office:value-type="string">
            <text:p>savegames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dialogue</text:p>
          </table:table-cell>
          <table:table-cell table:style-name="ce124" office:value-type="string">
            <text:p>dialogue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85">
            <text:p>85.00%</text:p>
          </table:table-cell>
          <table:table-cell table:style-name="ce125" office:value-type="percentage" office:value="0.9">
            <text:p>90.00%</text:p>
          </table:table-cell>
          <table:table-cell table:style-name="ce125" office:value-type="percentage" office:value="0.2">
            <text:p>20.00%</text:p>
          </table:table-cell>
          <table:table-cell table:number-columns-repeated="1005"/>
        </table:table-row>
        <table:table-row table:style-name="ro2">
          <table:table-cell office:value-type="string">
            <text:p>portrait</text:p>
          </table:table-cell>
          <table:table-cell table:style-name="ce124" office:value-type="string">
            <text:p>portrait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11">
            <text:p>11.00%</text:p>
          </table:table-cell>
          <table:table-cell table:style-name="ce125" office:value-type="percentage" office:value="0.85">
            <text:p>85.00%</text:p>
          </table:table-cell>
          <table:table-cell table:number-columns-repeated="2" table:style-name="ce125" office:value-type="percentage" office:value="0.3">
            <text:p>30.00%</text:p>
          </table:table-cell>
          <table:table-cell table:number-columns-repeated="1005"/>
        </table:table-row>
        <table:table-row table:style-name="ro3">
          <table:table-cell office:value-type="string">
            <text:p>inventory_test</text:p>
          </table:table-cell>
          <table:table-cell table:style-name="ce124" office:value-type="string">
            <text:p>xinventory</text:p>
          </table:table-cell>
          <table:table-cell table:style-name="ce102" office:value-type="string">
            <text:p>DEFAULT</text:p>
          </table:table-cell>
          <table:table-cell table:style-name="ce105" office:value-type="float" office:value="0">
            <text:p>0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inventory_sideways_test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25" office:value-type="percentage" office:value="0.92">
            <text:p>92.00%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8">
            <text:p>18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 table:number-rows-repeated="1048568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2020-12-27</text:date>, <text:time>18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7T18:58:12.34</dc:date>
    <dc:creator>L S</dc:creator>
    <meta:editing-duration>P4DT3H34M41S</meta:editing-duration>
    <meta:editing-cycles>273</meta:editing-cycles>
    <meta:generator>OpenOffice/4.1.6$Win32 OpenOffice.org_project/416m1$Build-9790</meta:generator>
    <meta:document-statistic meta:table-count="12" meta:cell-count="4796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